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e7b9" officeooo:paragraph-rsid="000de7b9"/>
    </style:style>
    <style:style style:name="P2" style:family="paragraph" style:parent-style-name="Standard">
      <style:text-properties officeooo:rsid="000f42cd" officeooo:paragraph-rsid="000f42cd"/>
    </style:style>
    <style:style style:name="P3" style:family="paragraph" style:parent-style-name="Standard">
      <style:text-properties officeooo:rsid="000ff853" officeooo:paragraph-rsid="00114919"/>
    </style:style>
    <style:style style:name="P4" style:family="paragraph" style:parent-style-name="Standard">
      <style:text-properties officeooo:rsid="000ff853" officeooo:paragraph-rsid="0013f0ba"/>
    </style:style>
    <style:style style:name="P5" style:family="paragraph" style:parent-style-name="Standard">
      <style:text-properties officeooo:rsid="000ff853" officeooo:paragraph-rsid="00143c6f"/>
    </style:style>
    <style:style style:name="P6" style:family="paragraph" style:parent-style-name="Standard">
      <style:text-properties officeooo:rsid="00143c6f" officeooo:paragraph-rsid="00143c6f"/>
    </style:style>
    <style:style style:name="P7" style:family="paragraph" style:parent-style-name="Standard">
      <style:text-properties officeooo:rsid="00159367" officeooo:paragraph-rsid="00168892"/>
    </style:style>
    <style:style style:name="P8" style:family="paragraph" style:parent-style-name="Standard">
      <style:text-properties officeooo:rsid="00168892" officeooo:paragraph-rsid="00168892"/>
    </style:style>
    <style:style style:name="P9" style:family="paragraph" style:parent-style-name="Standard">
      <style:text-properties officeooo:rsid="001ba3de" officeooo:paragraph-rsid="001ba3de"/>
    </style:style>
    <style:style style:name="P10" style:family="paragraph" style:parent-style-name="Standard">
      <style:text-properties officeooo:rsid="001dec10" officeooo:paragraph-rsid="001dec10"/>
    </style:style>
    <style:style style:name="P11" style:family="paragraph" style:parent-style-name="Standard">
      <style:text-properties officeooo:rsid="0020b556" officeooo:paragraph-rsid="0020b556"/>
    </style:style>
    <style:style style:name="T1" style:family="text">
      <style:text-properties officeooo:rsid="000de7b9"/>
    </style:style>
    <style:style style:name="T2" style:family="text">
      <style:text-properties officeooo:rsid="000f0d25"/>
    </style:style>
    <style:style style:name="T3" style:family="text">
      <style:text-properties officeooo:rsid="000f42cd"/>
    </style:style>
    <style:style style:name="T4" style:family="text">
      <style:text-properties officeooo:rsid="000f7b2a"/>
    </style:style>
    <style:style style:name="T5" style:family="text">
      <style:text-properties officeooo:rsid="00114919"/>
    </style:style>
    <style:style style:name="T6" style:family="text">
      <style:text-properties officeooo:rsid="0012c8f9"/>
    </style:style>
    <style:style style:name="T7" style:family="text">
      <style:text-properties officeooo:rsid="00137b4f"/>
    </style:style>
    <style:style style:name="T8" style:family="text">
      <style:text-properties officeooo:rsid="00143c6f"/>
    </style:style>
    <style:style style:name="T9" style:family="text">
      <style:text-properties officeooo:rsid="00166aec"/>
    </style:style>
    <style:style style:name="T10" style:family="text">
      <style:text-properties officeooo:rsid="00168892"/>
    </style:style>
    <style:style style:name="T11" style:family="text">
      <style:text-properties officeooo:rsid="0018205e"/>
    </style:style>
    <style:style style:name="T12" style:family="text">
      <style:text-properties officeooo:rsid="001c7fae"/>
    </style:style>
    <style:style style:name="T13" style:family="text">
      <style:text-properties officeooo:rsid="001deaa8"/>
    </style:style>
    <style:style style:name="T14" style:family="text">
      <style:text-properties officeooo:rsid="001eed0c"/>
    </style:style>
    <style:style style:name="T15" style:family="text">
      <style:text-properties officeooo:rsid="0020b510"/>
    </style:style>
    <style:style style:name="T16" style:family="text">
      <style:text-properties officeooo:rsid="0020b556"/>
    </style:style>
    <style:style style:name="T17" style:family="text">
      <style:text-properties officeooo:rsid="00216d41"/>
    </style:style>
    <style:style style:name="T18" style:family="text">
      <style:text-properties officeooo:rsid="0022d4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ésentation façon télé) :</text:p>
      <text:p text:style-name="P1"/>
      <text:p text:style-name="P1">Bonjour à tous et bienvenue dans « Open World » , l’émission de mise à la page basée sur l’informatique. Aujourd’hui, nouveau domaine : les machines virtuelles. <text:span text:style-name="T2">Ces dernières peuvent s’avéré très efficace lorsque l’on à besoin de réalisé quelque chose de non réalisable sur notre système d’exploitation (comme windows par exemple). </text:span><text:span text:style-name="T3">Pour vous aidez à comprendre, mettre en place et manipuler ces machines, voici une vidéo explicative réalisée par Léo Fantuz Chrobot, Thomas Guislin et Mathéo Niel.</text:span></text:p>
      <text:p text:style-name="P1"/>
      <text:p text:style-name="P1"/>
      <text:p text:style-name="P2">Bonjour à tous et bienvenue dans cette vidéo explicative des machines virtuelles. Ici, vous allez apprendre comment les installer et vous en servir mais avant toute chose, qu’est-ce qu’une machine virtuelle ?</text:p>
      <text:p text:style-name="P2">Eh bien, une machine virtuelle, c’est tout simplement un environnement entièrement virtualisé qui fonctionne sur une machine physique, comme un ordinateur, par exemple. Cela permet par exemple d’utiliser une ordinateur totalement virtuel permettant par exemple de détruire votre ordinateur personnel en cas de mauvaise manipulation. Ainsi, comme cité précédemment, nous allons vous expliquer quels configuration et logiciel installer afin de bien utiliser votre machine virtuelle, puis dans un second temps nous vous montrerons comme<text:span text:style-name="T4">nt</text:span> installer et manipuler tout ça.</text:p>
      <text:p text:style-name="P2"/>
      <text:p text:style-name="P2"/>
      <text:p text:style-name="P3">Pour commencer, il vous faut installer un logiciel de machine virtuelle, comme VirtualBox, par exemple. Sur le site officiel, vous pourrez retrouver toute les versions installables. Une fois l’installation terminée, nous pouvons désormé vous expliquez quels étapes sont nécessaires afin de bien comprendre le logiciel. Pour commencer, il est bon de mentionner que plusieurs système d’exploitation tel que windows par exemple peuvent être installer sur cette machine (nous verrons plus tard comment faire). Ainsi, une installation de votre machine est nécessaire sur VirtualBox afin de l’utiliser. Il est important de mentionner que cette installation peut se faire automatiquement (ceci est d’ailleurs fortement recommandé afin d’éviter la réinstallation manuelle à chaque nouvelle machine virtuelle crée). </text:p>
      <text:p text:style-name="P3"/>
      <text:p text:style-name="P4"><text:span text:style-name="T5">Une fois tout cela réalisé, un des logiciel pratique pouvant être installé est git. Mais qu’est-ce que git ? Eh bien git est un système de contrôle de version open source mature et activement maintenu, utilisé par des milliers de développeurs à travers le monde. Cela permet notamment de partager des fichiers à plusieurs membre d’un groupe. Ce logiciel est un outil incontournable dans le monde du développement informatique, puisqu’il s’agit là d’un outils très efficace lorsqu’un projet informatique nécessite du travail en équipe. Ainsi, sur git, il est possible de créer et manipuler plusieurs version de nos fichier de manière interactif. Le problème étant le suivant : git n’est pas une interface graphique. Autrement dit, l’historique de git n’est pas consultable graphiquement, mais plutôt à l’aide d’un terminal comme celui ci. Ainsi, plusieurs logiciel permette de régler ce problème, comme gitk, par exemple. Gitk est un navigateur de dépôt git graphique, le premier de son genre. Ce logiciel permet notamment de manipuler nos différentes versions de fichiers de manière totalement graphique, facilitant grandement cette partie du travail en équipe. </text:span></text:p>
      <text:p text:style-name="P4"/>
      <text:p text:style-name="P4">--------</text:p>
      <text:p text:style-name="P4"/>
      <text:p text:style-name="P5"><text:span text:style-name="T5">D’autres logiciels bien plus intuitifs peuvent également être installés, tel que gitFiend, par exemple. Ce logiciel à la même utilité que gitk, cependant, son interface graphique permet une compréhension plus simple de votre historique git. </text:span><text:span text:style-name="T6">Un autre problème concernant l’utilisation de git est notamment sa nécessité d’accéder à internet pour être utilisé. </text:span></text:p>
      <text:p text:style-name="P5"/>
      <text:p text:style-name="P5"><text:soft-page-break/><text:span text:style-name="T6">Ainsi, un autre logiciel de dépôts permettant cette fois-ci d’utiliser git de manière dite « local » (sans avoir recours à l’utilisation d’internet) s’appelle Gitea. Gitea est un logiciel quasiment identique à gitlab (étant ainsi un site de dépôt git), mais comme cité précédemment, cela peut être utiliser avec une adresse local, donc sans internet </text:span><text:span text:style-name="T7">(efficace lorsque l’on perd tout contact avec le monde extérieur). </text:span><text:span text:style-name="T8">Ce logiciel (pouvant ainsi être installé sur la machine virtuelle) permet notamment d’accéder à votre dépôts sur l’adresse local de votre machine virtuelle, mais également sur celle de votre machine physique. Il s’agit là de son utilité principale permettant de relier directement la machine virtuelle et la machine physique.</text:span></text:p>
      <text:p text:style-name="P5"/>
      <text:p text:style-name="P6"/>
      <text:p text:style-name="P6"/>
      <text:p text:style-name="P6">Maintenant que vous connaissez tout les logiciels et fonctionnalités nécessaires afin de bien installer et manipuler votre machine virtuelle, nous pouvons passer à la partie tutoriel permettant la mise en place de tout cela.</text:p>
      <text:p text:style-name="P6"/>
      <text:p text:style-name="P6">///////////////////////////////////////</text:p>
      <text:p text:style-name="P6"/>
      <text:p text:style-name="P7">Pour commencer, comment installer la machine virtuelle ? Eh bien dans un premier temps, il vous faut cliquer sur le bouton «new» et créer votre machine virtuelle à l’aide des informations que vous souhaiter. Une fois cela fait, il vous faut un fichier de pré-configuration sous l’extension « Vbox » ou « viso ». Ce fichier et très souvent disponible dans vos fichiers VirtualBox ou installable sur internet et ce dernier ainsi que ses fichiers de configurations peuvent être modifier afin de pré-configurer votre machine virtuelle comme vous le souhaité, avec les logiciel et fonctionnalités de votre choix. <text:span text:style-name="T9">Ainsi, si vous souhaitez lancer une installation automatique, il vous suffis de remplacer votre image « ISO » par votre image « Vbox » ou « viso », puis de lancer votre machine virtuelle afin de commencer l’installation. </text:span><text:span text:style-name="T10">Une fois tout cela réalisé, vous voila maintenant l’heureux propriétaire d’une machine virtuelle entièrement configurées. Maintenant, passons à la partie logiciel.</text:span></text:p>
      <text:p text:style-name="P7"/>
      <text:p text:style-name="P7"><text:span text:style-name="T10"><text:s/></text:span></text:p>
      <text:p text:style-name="P8">Si vous n’avez pas déjà installer git lors de votre pré-configuration, voici les commandes à exécuter dans votre terminal de commandes, en remplaçant évidemment les informations entre parenthèses par vos informations personnelles souhaitées. <text:span text:style-name="T11">gitk devrait être installé automatiquement lors de l’installation de git.</text:span></text:p>
      <text:p text:style-name="P8"/>
      <text:p text:style-name="P8"/>
      <text:p text:style-name="P8"/>
      <text:p text:style-name="P8">------------</text:p>
      <text:p text:style-name="P8"/>
      <text:p text:style-name="P8"/>
      <text:p text:style-name="P9">Maintenant que git est installer, voici quelque commande pouvant être utile à ça manipulation <text:span text:style-name="T17">(Les explications de ces commandes sont disponibles sur le wikipédia de git)</text:span>. En écrivant gitk dans votre terminal de commande à l’emplacement de votre dossier de travail git, cela vous ouvrira un interface gitk comme ici présent, permettant de visualiser les différentes versions de vos dépôts, tel que les anciennes versions, les différentes branches de travail et bien plus.</text:p>
      <text:p text:style-name="P9"/>
      <text:p text:style-name="P9">La version plus intuitive <text:s/>de git nommé GitFiend cité précédemment peut être installé sur leur site officiel. Une fois le fichier « .deb » installé, il vous suffi d’ecrire la commande suivante dans le terminal de commande à l’emplacement exacte de votre fichier pour pouvoir l’installer. Ensuite, ouvrir ce logiciel à l’emplacement de votre dossier de travail git vous permet d’accédé à une interface beaucoup plus claire et intuitive. De plus, gitFiend vous permet de réaliser des commits, des branches (permettant de travailler dans le même dossier de manière simultané) et bien plus <text:soft-page-break/>encore et ce, sans utilisation de commande quelconque. <text:span text:style-name="T12">Ainsi, suivre </text:span><text:span text:style-name="T13">et gérer </text:span><text:span text:style-name="T12">les différentes versions de notre dépôt git deviens bien plus simple.</text:span></text:p>
      <text:p text:style-name="P9"/>
      <text:p text:style-name="P10">Pour finir, comment installer Gitea pour une utilisation local ? Eh bien pour commencer, rendez-vous dans la configuration de votre machine virtuelle VirtualBox. <text:span text:style-name="T14">Cliquez sur l’onglet « Network », puis sur « Advanced », puis « Port Forwarding ». Ensuite, cliquez sur la petite icône en haut à droite pour créer une nouvelle règle. Configurer là de la manière suivante en modifiant le nom par celui souhaité. </text:span><text:span text:style-name="T15">Ensuite, pour installer Gitea, il vous faudra suivre les différentes étapes et commande disponible sur le site officiel de gitea dans la catégorie « installation from binary ». Une fois toute ces étapes et commandes réalisés, vous pouvez maintenant lancer Gitea en vous connectant sur votre adresse local nommé « localhost ». Cela vous redirigera vers la page suivante, vous permettant de configurer votre serveur Gitea selon vos informations et fonctionnalités souhaitées. </text:span><text:span text:style-name="T16">Une fois que vous avez terminés cette partie, vous pouvez maintenant accéder à Gitea. Ce site de dépôts vous permet ainsi de créer ou importer des dossiers et fichiers, de les supprimer</text:span><text:span text:style-name="T15"> </text:span><text:span text:style-name="T16">et bien plus encore. Ce site est ainsi l’un des sites les plus pratiques pour manipuler vos dépôts git afin de travailler en équipe.</text:span></text:p>
      <text:p text:style-name="P10"/>
      <text:p text:style-name="P10"/>
      <text:p text:style-name="P10"/>
      <text:p text:style-name="P10"/>
      <text:p text:style-name="P11">Voilà, vous connaissez maintenant toute les fonctionnalités et logiciels nécessaire à l’installation et l’utilisation de votre machine virtuelle. Vous savez maintenant comment installer une machine virtuelle, comment la configurer automatiquement et comment gérer votre travail personnel à l’aide de logiciel parfois spécifique à certain système d’exploitation, nécessitant ainsi une machine virtuelle. Merci d’avoir suivi cette vidéo et à demain, pour un nouvelle épisode d’ « <text:span text:style-name="T1">Open World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2T14:01:49.837281002</meta:creation-date>
    <meta:generator>LibreOffice/7.3.7.2$Linux_X86_64 LibreOffice_project/30$Build-2</meta:generator>
    <dc:date>2024-04-22T16:14:32.754626068</dc:date>
    <meta:editing-duration>PT1H48M7S</meta:editing-duration>
    <meta:editing-cycles>23</meta:editing-cycles>
    <meta:document-statistic meta:table-count="0" meta:image-count="0" meta:object-count="0" meta:page-count="3" meta:paragraph-count="19" meta:word-count="1342" meta:character-count="8852" meta:non-whitespace-character-count="7523"/>
  </office:meta>
</office:document-meta>
</file>